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2.294cm" fo:break-before="auto" style:use-optimal-row-height="true"/>
    </style:style>
    <style:style style:name="ro6" style:family="table-row">
      <style:table-row-properties style:row-height="32.039cm" fo:break-before="auto" style:use-optimal-row-height="true"/>
    </style:style>
    <style:style style:name="ro7" style:family="table-row">
      <style:table-row-properties style:row-height="12.689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5.186cm" fo:break-before="auto" style:use-optimal-row-height="true"/>
    </style:style>
    <style:style style:name="ro10" style:family="table-row">
      <style:table-row-properties style:row-height="3.921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6.7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  <style:text-properties fo:font-style="italic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DejaVu Sans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number-columns-repeated="5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evice Methods,Params and Responses</text:p>
          </table:table-cell>
          <table:covered-table-cell table:style-name="ce1"/>
          <table:covered-table-cell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Content-type</text:p>
          </table:table-cell>
          <table:table-cell table:style-name="ce1" office:value-type="string" calcext:value-type="string">
            <text:p>application/json</text:p>
          </table:table-cell>
          <table:table-cell/>
          <table:table-cell office:value-type="string" calcext:value-type="string">
            <text:p>Success Code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Access-token required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up</text:p>
          </table:table-cell>
          <table:table-cell table:style-name="ce3" office:value-type="string" calcext:value-type="string">
            <text:p>auth/signup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fname": "joyal",</text:p>
            <text:p>    "lname": "baby",</text:p>
            <text:p>    "email": "joyalbaby2011@gmail.com",</text:p>
            <text:p>    "password": "1234Welcome",</text:p>
            <text:p>    "username": "joyalbaby2011"</text:p>
            <text:p>}</text:p>
          </table:table-cell>
          <table:table-cell table:style-name="ce5" office:value-type="string" calcext:value-type="string">
            <text:p>{ <text:s text:c="7"/>"code": 200, <text:s text:c="4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up OTP verify</text:p>
          </table:table-cell>
          <table:table-cell table:style-name="ce3" office:value-type="string" calcext:value-type="string">
            <text:p>auth/signup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otp”:12345</text:p>
            <text:p>}</text:p>
          </table:table-cell>
          <table:table-cell table:style-name="ce5"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In</text:p>
          </table:table-cell>
          <table:table-cell table:style-name="ce3" office:value-type="string" calcext:value-type="string">
            <text:p>/auth/signin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>If Inactive user:{'code': 403,'status': ‘Oops!,Your account is Inactive’}--&gt;mail willbe sent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Sign In OTP verify</text:p>
          </table:table-cell>
          <table:table-cell table:style-name="ce3" office:value-type="string" calcext:value-type="string">
            <text:p>/auth/signin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,</text:p>
            <text:p>   “otp”:12345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/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Username</text:p>
          </table:table-cell>
          <table:table-cell table:style-name="ce3" office:value-type="string" calcext:value-type="string">
            <text:p>/validateuser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username":"joyalbaby2011"</text:p>
            <text:p>}</text:p>
          </table:table-cell>
          <table:table-cell office:value-type="string" calcext:value-type="string">
            <text:p>{</text:p>
            <text:p>    "code": 400,</text:p>
            <text:p>    "status": "Sorry, The username already exist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Email</text:p>
          </table:table-cell>
          <table:table-cell office:value-type="string" calcext:value-type="string">
            <text:p>/validate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</text:p>
            <text:p>}</text:p>
          </table:table-cell>
          <table:table-cell office:value-type="string" calcext:value-type="string">
            <text:p>{</text:p>
            <text:p>    "code": 400,</text:p>
            <text:p>    "status": "Sorry, This email is already registered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alidate Session</text:p>
          </table:table-cell>
          <table:table-cell office:value-type="string" calcext:value-type="string">
            <text:p>/auth/validate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Valid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Forgot Password OTP</text:p>
          </table:table-cell>
          <table:table-cell office:value-type="string" calcext:value-type="string">
            <text:p>/auth/forgot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email":"joyalbaby2011@gmail.com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Reset Password</text:p>
          </table:table-cell>
          <table:table-cell office:value-type="string" calcext:value-type="string">
            <text:p>/auth/update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,</text:p>
            <text:p>    "otp":"845652",</text:p>
            <text:p>    "password":"joyalbaby1234"</text:p>
            <text:p>}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out</text:p>
          </table:table-cell>
          <table:table-cell office:value-type="string" calcext:value-type="string">
            <text:p>/auth/signou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Successfully logged out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office:value-type="string" calcext:value-type="string">
            <text:p>Create Post</text:p>
          </table:table-cell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     "http://localhost:5000/media/5e914e2e806ea32f19e094e4"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2:51:13 GMT",</text:p>
            <text:p>        "dislike": false,</text:p>
            <text:p>        "disliked_by": [],</text:p>
            <text:p>        "dislikes": 0,</text:p>
            <text:p>        "hashtags": [],</text:p>
            <text:p>        "id": "5dff19ea9bcae35e74aa83d8",</text:p>
            <text:p>        "liked": false,</text:p>
            <text:p>        "liked_by": [],</text:p>
            <text:p>        "likes": 0,</text:p>
            <text:p>        "post": "This is the post content",</text:p>
            <text:p>        "privacy": "Public",</text:p>
            <text:p>        "shares": 0,</text:p>
            <text:p>        "topic": "this is the title",</text:p>
            <text:p>        "updated_on": "Sun, 22 Dec 2019 12:51:13 GMT"</text:p>
            <text:p>    },</text:p>
            <text:p>    "status": "Saved successfully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View all post</text:p>
          </table:table-cell>
          <table:table-cell office:value-type="string" calcext:value-type="string">
            <text:p>/post/al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     "skip_count": 0,   "location":[         79.15682170540093,         12.968412712678756       ],   "location_max_distance":10 } </text:p>
            <text:p>first the count will be 0 and then it is incremented by 10 every time to fetch next 10 records viceversa </text:p>
            <text:p>This call can be made with as well as without location filter</text:p>
          </table:table-cell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Get my post</text:p>
          </table:table-cell>
          <table:table-cell office:value-type="string" calcext:value-type="string">
            <text:p>/post/my_po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<text:s text:c="5"/>"skip_count": 0}</text:p>
          </table:table-cell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View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Edit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Delete a post</text:p>
          </table:table-cell>
          <table:table-cell office:value-type="string" calcext:value-type="string">
            <text:p>post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post": "5dff1d189865bac733f135fb"</text:p>
            <text:p>}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Like Post</text:p>
          </table:table-cell>
          <table:table-cell office:value-type="string" calcext:value-type="string">
            <text:p>/pos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islike Post</text:p>
          </table:table-cell>
          <table:table-cell office:value-type="string" calcext:value-type="string">
            <text:p>/pos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9">
          <table:table-cell office:value-type="string" calcext:value-type="string">
            <text:p>Search User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search":"joyalbaby2011"</text:p>
            <text:p>}</text:p>
          </table:table-cell>
          <table:table-cell office:value-type="string" calcext:value-type="string">
            <text:p>{</text:p>
            <text:p>    "code": 200,</text:p>
            <text:p>    "data": [</text:p>
            <text:p>        {</text:p>
            <text:p>            "language": "en/US",</text:p>
            <text:p>            "name": "joyal baby",</text:p>
            <text:p>            "user_name": "joyalbaby2011",’profile_image’:”oiuhjiuhjIUHIbibiuyIHB...==”</text:p>
            <text:p>        }</text:p>
            <text:p>    ],</text:p>
            <text:p>    "status": "Success"</text:p>
            <text:p>}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Profile picture Upload</text:p>
          </table:table-cell>
          <table:table-cell office:value-type="string" calcext:value-type="string">
            <text:p><text:span text:style-name="T1">profile</text:span>/upload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file_name”:image.jpg,”file_ext”:”.jpg”,”file_type”:”image/jpg”,”data”:”UuvibshHJH....”}</text:p>
          </table:table-cell>
          <table:table-cell table:style-name="ce3" office:value-type="string" calcext:value-type="string">
            <text:p><text:span text:style-name="T4">{'code':200,'status':'Profile image uploaded successfully.</text:span>',}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Create Comment</text:p>
          </table:table-cell>
          <table:table-cell office:value-type="string" calcext:value-type="string">
            <text:p><text:span text:style-name="T1">comment</text:span>/create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post_id”:”vedbsdf895sdfsdf_sf”,”comment”:”this is a comment”}</text:p>
          </table:table-cell>
          <table:table-cell office:value-type="string" calcext:value-type="string">
            <text:p>{“code”:200,”status”:success,”comment_id”:”wsdfsfsdfsrtyety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ke Comment</text:p>
          </table:table-cell>
          <table:table-cell office:value-type="string" calcext:value-type="string">
            <text:p>commen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comment”:”comment_id”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like Comment</text:p>
          </table:table-cell>
          <table:table-cell office:value-type="string" calcext:value-type="string">
            <text:p>commen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“comment”: ”comment_id”</text:span>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st Users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“code”:200,’status’:’Success’,’users’:[]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edia Download</text:p>
          </table:table-cell>
          <table:table-cell table:style-name="ce7" office:value-type="string" calcext:value-type="string">
            <text:p>media/&lt;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File downloa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ollow/Un Follow user</text:p>
          </table:table-cell>
          <table:table-cell table:style-name="ce9" office:value-type="string" calcext:value-type="string">
            <text:p>profile/follow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588716ec1280f81b71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ock User</text:p>
          </table:table-cell>
          <table:table-cell table:style-name="ce9" office:value-type="string" calcext:value-type="string">
            <text:p>/profile/block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3e8716ec1280f81b6f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dd/update collection</text:p>
          </table:table-cell>
          <table:table-cell office:value-type="string" calcext:value-type="string">
            <text:p>/colle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3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1">
          <table:table-cell office:value-type="string" calcext:value-type="string">
            <text:p>Get my collection</text:p>
          </table:table-cell>
          <table:table-cell office:value-type="string" calcext:value-type="string">
            <text:p><text:span text:style-name="T1">/collection</text:span>/my_colle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<text:s text:c="5"/>"skip_count": 0}</text:p>
          </table:table-cell>
          <table:table-cell office:value-type="string" calcext:value-type="string">
            <text:p>{“code”:200,”status”:”Success”,”data”: collection json{ posts: post json{}}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move from collection</text:p>
          </table:table-cell>
          <table:table-cell office:value-type="string" calcext:value-type="string">
            <text:p>/collection/remov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3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2">
          <table:table-cell office:value-type="string" calcext:value-type="string">
            <text:p>Get my activity</text:p>
          </table:table-cell>
          <table:table-cell office:value-type="string" calcext:value-type="string">
            <text:p>/activity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   "code": 200,   "data": [{ </text:p>
            <text:p>"description": "admin_hari have added my post  to collection",</text:p>
            <text:p> "id": "5f1c36d4556cd2921f1293d3",       "user": {         "following": false,         "id": "5ef38c44531fe27876b53051",         "language": "en/US",         "name": "Hari Admin",         "profile_image": "",         "user_name": "admin_hari"       }     },     {       "description": "admin_hari have added my post  to collection",       "id": "5f1c39cfe0162c2fe92500ee",       "user": {         "following": false,         "id": "5ef38c44531fe27876b53051",         "language": "en/US",         "name": "Hari Admin",         "profile_image": "",         "user_name": "admin_hari"       }     },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Update Profile</text:p>
          </table:table-cell>
          <table:table-cell table:style-name="ce7" office:value-type="string" calcext:value-type="string">
            <text:p>profile/update</text:p>
          </table:table-cell>
          <table:table-cell office:value-type="string" calcext:value-type="string">
            <text:p>POST</text:p>
          </table:table-cell>
          <table:table-cell table:style-name="ce12" office:value-type="string" calcext:value-type="string">
            <text:p>{    "first_name":"joyaltest",    "last_name" :"babytest",    "phone":"02444230",    "email":"joyaltest@test.com"} </text:p>
          </table:table-cell>
          <table:table-cell table:style-name="ce12" office:value-type="string" calcext:value-type="string">
            <text:p>{  "code": 200,  "following": false,  "id": "5f230e7bfe2d549df6270997",  "language": "en/US",  "name": "joyaltest babytest",  "profile_image": "",  "status": "Success",  "user_name": "joyalbaby2011"} </text:p>
          </table:table-cell>
          <table:table-cell table:number-columns-repeated="59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 style:data-style-name="N2" text:time-value="12:31:22.7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2T11:26:48.223571474</meta:creation-date>
    <dc:date>2020-08-08T12:36:12.737000000</dc:date>
    <meta:editing-duration>PT8H13M49S</meta:editing-duration>
    <meta:editing-cycles>34</meta:editing-cycles>
    <meta:generator>LibreOffice/6.4.5.2$Windows_X86_64 LibreOffice_project/a726b36747cf2001e06b58ad5db1aa3a9a1872d6</meta:generator>
    <meta:document-statistic meta:table-count="1" meta:cell-count="186" meta:object-count="0"/>
  </office:meta>
</office:document-meta>
</file>